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106512381F7E38F6CC.png" manifest:media-type="image/png"/>
  <manifest:file-entry manifest:full-path="Pictures/1000000100000030000000103F784BCDBB448224.png" manifest:media-type="image/png"/>
  <manifest:file-entry manifest:full-path="Pictures/100000010000003000000010A2E29FCE699451AD.png" manifest:media-type="image/png"/>
  <manifest:file-entry manifest:full-path="Pictures/100000010000003000000010F690836CFAF23A79.png" manifest:media-type="image/png"/>
  <manifest:file-entry manifest:full-path="Pictures/10000001000000300000001077B929A63807238C.png" manifest:media-type="image/png"/>
  <manifest:file-entry manifest:full-path="Pictures/100000010000003000000010F46D2904A80BFCE5.png" manifest:media-type="image/png"/>
  <manifest:file-entry manifest:full-path="Pictures/100000010000003000000010AD5591CCBF8A782F.png" manifest:media-type="image/png"/>
  <manifest:file-entry manifest:full-path="Pictures/100000010000003000000010A7EEDE0A30DF7A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id start &amp; end" table:style-name="ta2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Hello Kitty" table:style-name="ta2">
        <table:table-column table:style-name="co2" table:default-cell-style-name="Default"/>
        <table:table-column table:style-name="co13" table:number-columns-repeated="12" table:default-cell-style-name="Default"/>
        <table:table-column table:style-name="co14" table:number-columns-repeated="4" table:default-cell-style-name="ce42"/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>
            <draw:frame draw:z-index="0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7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>
            <draw:frame draw:z-index="8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21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ab08_rev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>
            <draw:frame draw:z-index="9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20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>
            <draw:frame draw:z-index="10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3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>
            <draw:frame draw:z-index="11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54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>
            <draw:frame draw:z-index="12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40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>
            <draw:frame draw:z-index="13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7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6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6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6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66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6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6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2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draw:z-index="14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8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69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70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71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2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7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74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>
            <draw:frame draw:z-index="15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8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3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84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85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86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7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2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5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>
            <draw:frame draw:z-index="16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9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8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90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91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9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3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3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76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>
            <draw:frame draw:z-index="26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9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9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9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9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4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8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1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7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0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>
            <draw:frame draw:z-index="27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00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02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03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0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9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3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8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1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>
            <draw:frame draw:z-index="28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2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06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7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08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09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10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30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3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3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9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2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>
            <draw:frame draw:z-index="29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0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1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1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16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12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12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17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8" draw:name="Image 6" draw:style-name="gr1" draw:text-style-name="P1" svg:width="1.32cm" svg:height="0.424cm" svg:x="-0.001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9" draw:name="Image 7" draw:style-name="gr1" draw:text-style-name="P1" svg:width="1.32cm" svg:height="0.424cm" svg:x="-0.001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0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0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3-08-25T17:49:03.992101061</dc:date>
    <meta:editing-duration>P14DT6H26M12S</meta:editing-duration>
    <meta:editing-cycles>78</meta:editing-cycles>
    <meta:generator>LibreOffice/7.5.5.2$Linux_X86_64 LibreOffice_project/50$Build-2</meta:generator>
    <meta:document-statistic meta:table-count="7" meta:cell-count="2197" meta:object-count="138"/>
  </office:meta>
</office:document-meta>
</file>